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4">
            <text:p>Hel-364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6625.0">
            <text:p>662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1">
            <text:p>Hel-341</text:p>
          </table:table-cell>
          <table:table-cell office:value-type="float" office:value="68.567">
            <text:p>68.567</text:p>
          </table:table-cell>
          <table:table-cell office:value-type="float" office:value="-52.967">
            <text:p>-52.967</text:p>
          </table:table-cell>
          <table:table-cell office:value-type="float" office:value="8735.0">
            <text:p>87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1.8">
            <text:p>41.8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2">
            <text:p>Hel-342</text:p>
          </table:table-cell>
          <table:table-cell office:value-type="float" office:value="68.6">
            <text:p>68.6</text:p>
          </table:table-cell>
          <table:table-cell office:value-type="float" office:value="-52.533">
            <text:p>-52.533</text:p>
          </table:table-cell>
          <table:table-cell office:value-type="float" office:value="7205.0">
            <text:p>7205.0</text:p>
          </table:table-cell>
          <table:table-cell office:value-type="float" office:value="168.0">
            <text:p>16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3">
            <text:p>Hel-343</text:p>
          </table:table-cell>
          <table:table-cell office:value-type="float" office:value="68.633">
            <text:p>68.633</text:p>
          </table:table-cell>
          <table:table-cell office:value-type="float" office:value="-52.267">
            <text:p>-52.267</text:p>
          </table:table-cell>
          <table:table-cell office:value-type="float" office:value="5745.0">
            <text:p>5745.0</text:p>
          </table:table-cell>
          <table:table-cell office:value-type="float" office:value="149.0">
            <text:p>14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4">
            <text:p>Hel-344</text:p>
          </table:table-cell>
          <table:table-cell office:value-type="float" office:value="68.633">
            <text:p>68.633</text:p>
          </table:table-cell>
          <table:table-cell office:value-type="float" office:value="-52.267">
            <text:p>-52.267</text:p>
          </table:table-cell>
          <table:table-cell office:value-type="float" office:value="6705.0">
            <text:p>6705.0</text:p>
          </table:table-cell>
          <table:table-cell office:value-type="float" office:value="163.0">
            <text:p>163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5">
            <text:p>Hel-345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8982.0">
            <text:p>8982.0</text:p>
          </table:table-cell>
          <table:table-cell office:value-type="float" office:value="193.0">
            <text:p>19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6">
            <text:p>Hel-346</text:p>
          </table:table-cell>
          <table:table-cell office:value-type="float" office:value="68.6">
            <text:p>68.6</text:p>
          </table:table-cell>
          <table:table-cell office:value-type="float" office:value="-51.85">
            <text:p>-51.85</text:p>
          </table:table-cell>
          <table:table-cell office:value-type="float" office:value="7624.0">
            <text:p>7624.0</text:p>
          </table:table-cell>
          <table:table-cell office:value-type="float" office:value="173.0">
            <text:p>17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2.5">
            <text:p>42.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7">
            <text:p>Hel-347</text:p>
          </table:table-cell>
          <table:table-cell office:value-type="float" office:value="68.6">
            <text:p>68.6</text:p>
          </table:table-cell>
          <table:table-cell office:value-type="float" office:value="-51.883">
            <text:p>-51.883</text:p>
          </table:table-cell>
          <table:table-cell office:value-type="float" office:value="7415.0">
            <text:p>7415.0</text:p>
          </table:table-cell>
          <table:table-cell office:value-type="float" office:value="173.0">
            <text:p>17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59">
            <text:p>Hel-359</text:p>
          </table:table-cell>
          <table:table-cell office:value-type="float" office:value="68.65">
            <text:p>68.65</text:p>
          </table:table-cell>
          <table:table-cell office:value-type="float" office:value="-52.033">
            <text:p>-52.033</text:p>
          </table:table-cell>
          <table:table-cell office:value-type="float" office:value="4486.0">
            <text:p>4486.0</text:p>
          </table:table-cell>
          <table:table-cell office:value-type="float" office:value="134.0">
            <text:p>13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0">
            <text:p>Hel-360</text:p>
          </table:table-cell>
          <table:table-cell office:value-type="float" office:value="68.567">
            <text:p>68.567</text:p>
          </table:table-cell>
          <table:table-cell office:value-type="float" office:value="-52.983">
            <text:p>-52.983</text:p>
          </table:table-cell>
          <table:table-cell office:value-type="float" office:value="6571.0">
            <text:p>6571.0</text:p>
          </table:table-cell>
          <table:table-cell office:value-type="float" office:value="144.0">
            <text:p>14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3.7">
            <text:p>13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37">
            <text:p>Hel-437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9035.0">
            <text:p>90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36">
            <text:p>Hel-436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6505.0">
            <text:p>650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1">
            <text:p>Hel-361</text:p>
          </table:table-cell>
          <table:table-cell office:value-type="float" office:value="68.567">
            <text:p>68.567</text:p>
          </table:table-cell>
          <table:table-cell office:value-type="float" office:value="-52.983">
            <text:p>-52.983</text:p>
          </table:table-cell>
          <table:table-cell office:value-type="float" office:value="5887.0">
            <text:p>5887.0</text:p>
          </table:table-cell>
          <table:table-cell office:value-type="float" office:value="134.0">
            <text:p>13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3">
            <text:p>Hel-363</text:p>
          </table:table-cell>
          <table:table-cell office:value-type="float" office:value="68.617">
            <text:p>68.617</text:p>
          </table:table-cell>
          <table:table-cell office:value-type="float" office:value="-52.35">
            <text:p>-52.35</text:p>
          </table:table-cell>
          <table:table-cell office:value-type="float" office:value="7555.0">
            <text:p>7555.0</text:p>
          </table:table-cell>
          <table:table-cell office:value-type="float" office:value="213.0">
            <text:p>21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5.8">
            <text:p>15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5">
            <text:p>Hel-365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5735.0">
            <text:p>5735.0</text:p>
          </table:table-cell>
          <table:table-cell office:value-type="float" office:value="213.0">
            <text:p>21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.4">
            <text:p>7.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2">
            <text:p>Hel-362</text:p>
          </table:table-cell>
          <table:table-cell office:value-type="float" office:value="68.6">
            <text:p>68.6</text:p>
          </table:table-cell>
          <table:table-cell office:value-type="float" office:value="-52.567">
            <text:p>-52.567</text:p>
          </table:table-cell>
          <table:table-cell office:value-type="float" office:value="9425.0">
            <text:p>9425.0</text:p>
          </table:table-cell>
          <table:table-cell office:value-type="float" office:value="173.0">
            <text:p>17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7.1">
            <text:p>17.1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49">
            <text:p>AA39649</text:p>
          </table:table-cell>
          <table:table-cell office:value-type="float" office:value="68.6">
            <text:p>68.6</text:p>
          </table:table-cell>
          <table:table-cell office:value-type="float" office:value="-52.06666666666667">
            <text:p>-52.06666666666667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4">
            <text:p>AA38844</text:p>
          </table:table-cell>
          <table:table-cell office:value-type="float" office:value="68.53333333333333">
            <text:p>68.53333333333333</text:p>
          </table:table-cell>
          <table:table-cell office:value-type="float" office:value="-52.85">
            <text:p>-52.85</text:p>
          </table:table-cell>
          <table:table-cell office:value-type="float" office:value="9185.0">
            <text:p>9185.0</text:p>
          </table:table-cell>
          <table:table-cell office:value-type="float" office:value="62.0">
            <text:p>62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3.29">
            <text:p>113.2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48">
            <text:p>AA39648</text:p>
          </table:table-cell>
          <table:table-cell office:value-type="float" office:value="68.6">
            <text:p>68.6</text:p>
          </table:table-cell>
          <table:table-cell office:value-type="float" office:value="-52.06666666666667">
            <text:p>-52.06666666666667</text:p>
          </table:table-cell>
          <table:table-cell office:value-type="float" office:value="1260.0">
            <text:p>126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55">
            <text:p>Hel-455</text:p>
          </table:table-cell>
          <table:table-cell office:value-type="float" office:value="68.567">
            <text:p>68.567</text:p>
          </table:table-cell>
          <table:table-cell office:value-type="float" office:value="-52.967">
            <text:p>-52.967</text:p>
          </table:table-cell>
          <table:table-cell office:value-type="float" office:value="8205.0">
            <text:p>8205.0</text:p>
          </table:table-cell>
          <table:table-cell office:value-type="float" office:value="262.0">
            <text:p>26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1.8">
            <text:p>41.8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0">
            <text:p>AA39650</text:p>
          </table:table-cell>
          <table:table-cell office:value-type="float" office:value="68.6">
            <text:p>68.6</text:p>
          </table:table-cell>
          <table:table-cell office:value-type="float" office:value="-52.1">
            <text:p>-52.1</text:p>
          </table:table-cell>
          <table:table-cell office:value-type="float" office:value="3620.0">
            <text:p>362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98">
            <text:p>1.98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2">
            <text:p>AA39652</text:p>
          </table:table-cell>
          <table:table-cell office:value-type="float" office:value="68.61666666666666">
            <text:p>68.61666666666666</text:p>
          </table:table-cell>
          <table:table-cell office:value-type="float" office:value="-52.083333333333336">
            <text:p>-52.083333333333336</text:p>
          </table:table-cell>
          <table:table-cell office:value-type="float" office:value="5440.0">
            <text:p>544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28">
            <text:p>20.28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3">
            <text:p>AA39653</text:p>
          </table:table-cell>
          <table:table-cell office:value-type="float" office:value="68.61666666666666">
            <text:p>68.61666666666666</text:p>
          </table:table-cell>
          <table:table-cell office:value-type="float" office:value="-53.083333333333336">
            <text:p>-53.083333333333336</text:p>
          </table:table-cell>
          <table:table-cell office:value-type="float" office:value="6530.0">
            <text:p>653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96">
            <text:p>31.9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3">
            <text:p>AA38843</text:p>
          </table:table-cell>
          <table:table-cell office:value-type="float" office:value="68.53333333333333">
            <text:p>68.53333333333333</text:p>
          </table:table-cell>
          <table:table-cell office:value-type="float" office:value="-52.85">
            <text:p>-52.85</text:p>
          </table:table-cell>
          <table:table-cell office:value-type="float" office:value="6662.0">
            <text:p>6662.0</text:p>
          </table:table-cell>
          <table:table-cell office:value-type="float" office:value="54.0">
            <text:p>54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18">
            <text:p>31.1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4">
            <text:p>AA39654</text:p>
          </table:table-cell>
          <table:table-cell office:value-type="float" office:value="68.63333333333334">
            <text:p>68.63333333333334</text:p>
          </table:table-cell>
          <table:table-cell office:value-type="float" office:value="-52.1">
            <text:p>-52.1</text:p>
          </table:table-cell>
          <table:table-cell office:value-type="float" office:value="8780.0">
            <text:p>87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61">
            <text:p>79.61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0">
            <text:p>AA38840</text:p>
          </table:table-cell>
          <table:table-cell office:value-type="float" office:value="68.45">
            <text:p>68.45</text:p>
          </table:table-cell>
          <table:table-cell office:value-type="float" office:value="-52.983333333333334">
            <text:p>-52.983333333333334</text:p>
          </table:table-cell>
          <table:table-cell office:value-type="float" office:value="8136.0">
            <text:p>8136.0</text:p>
          </table:table-cell>
          <table:table-cell office:value-type="float" office:value="57.0">
            <text:p>5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0.7">
            <text:p>50.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39">
            <text:p>AA38839</text:p>
          </table:table-cell>
          <table:table-cell office:value-type="float" office:value="68.45">
            <text:p>68.45</text:p>
          </table:table-cell>
          <table:table-cell office:value-type="float" office:value="-52.983333333333334">
            <text:p>-52.983333333333334</text:p>
          </table:table-cell>
          <table:table-cell office:value-type="float" office:value="4397.0">
            <text:p>4397.0</text:p>
          </table:table-cell>
          <table:table-cell office:value-type="float" office:value="45.0">
            <text:p>4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41">
            <text:p>7.4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38">
            <text:p>AA38838</text:p>
          </table:table-cell>
          <table:table-cell office:value-type="float" office:value="68.45">
            <text:p>68.45</text:p>
          </table:table-cell>
          <table:table-cell office:value-type="float" office:value="-52.95">
            <text:p>-52.95</text:p>
          </table:table-cell>
          <table:table-cell office:value-type="float" office:value="3988.0">
            <text:p>3988.0</text:p>
          </table:table-cell>
          <table:table-cell office:value-type="float" office:value="43.0">
            <text:p>43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9">
            <text:p>1.8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-39655">
            <text:p>AA-39655</text:p>
          </table:table-cell>
          <table:table-cell office:value-type="float" office:value="68.61666666666666">
            <text:p>68.61666666666666</text:p>
          </table:table-cell>
          <table:table-cell office:value-type="float" office:value="-52.1">
            <text:p>-52.1</text:p>
          </table:table-cell>
          <table:table-cell office:value-type="float" office:value="9180.0">
            <text:p>91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0.75">
            <text:p>110.7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3">
            <text:p>LongEtal2003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-38837">
            <text:p>AA-38837</text:p>
          </table:table-cell>
          <table:table-cell office:value-type="float" office:value="68.45">
            <text:p>68.45</text:p>
          </table:table-cell>
          <table:table-cell office:value-type="float" office:value="-52.96666666666667">
            <text:p>-52.96666666666667</text:p>
          </table:table-cell>
          <table:table-cell office:value-type="float" office:value="218.0">
            <text:p>218.0</text:p>
          </table:table-cell>
          <table:table-cell office:value-type="float" office:value="51.0">
            <text:p>51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string" office:value="LongRoberts2003">
            <text:p>LongRoberts2003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K-2026">
            <text:p>K-2026</text:p>
          </table:table-cell>
          <table:table-cell office:value-type="float" office:value="68.617">
            <text:p>68.617</text:p>
          </table:table-cell>
          <table:table-cell office:value-type="float" office:value="-52.333">
            <text:p>-52.333</text:p>
          </table:table-cell>
          <table:table-cell office:value-type="float" office:value="5865.0">
            <text:p>5865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1">
            <text:p>AA38841</text:p>
          </table:table-cell>
          <table:table-cell office:value-type="float" office:value="68.43333333333334">
            <text:p>68.43333333333334</text:p>
          </table:table-cell>
          <table:table-cell office:value-type="float" office:value="-52.96666666666667">
            <text:p>-52.96666666666667</text:p>
          </table:table-cell>
          <table:table-cell office:value-type="float" office:value="9270.0">
            <text:p>9270.0</text:p>
          </table:table-cell>
          <table:table-cell office:value-type="float" office:value="61.0">
            <text:p>61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7.09">
            <text:p>97.09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2">
            <text:p>AA38842</text:p>
          </table:table-cell>
          <table:table-cell office:value-type="float" office:value="68.43333333333334">
            <text:p>68.43333333333334</text:p>
          </table:table-cell>
          <table:table-cell office:value-type="float" office:value="-52.95">
            <text:p>-52.95</text:p>
          </table:table-cell>
          <table:table-cell office:value-type="float" office:value="9330.0">
            <text:p>9330.0</text:p>
          </table:table-cell>
          <table:table-cell office:value-type="float" office:value="99.0">
            <text:p>99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27.74">
            <text:p>127.7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Roberts2003,LongEtal2011">
            <text:p>LongRoberts2003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